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761cm" fo:margin-left="-1.76cm" table:align="left" fo:keep-with-next="always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1cm"/>
    </style:style>
    <style:style style:name="Table1.C" style:family="table-column">
      <style:table-column-properties style:column-width="5.761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4.5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0.736cm" style:rel-column-width="2835*"/>
    </style:style>
    <style:style style:name="Table2.B" style:family="table-column">
      <style:table-column-properties style:column-width="6.833cm" style:rel-column-width="26341*"/>
    </style:style>
    <style:style style:name="Table2.C" style:family="table-column">
      <style:table-column-properties style:column-width="1.6cm" style:rel-column-width="6167*"/>
    </style:style>
    <style:style style:name="Table2.D" style:family="table-column">
      <style:table-column-properties style:column-width="1.942cm" style:rel-column-width="7486*"/>
    </style:style>
    <style:style style:name="Table2.E" style:family="table-column">
      <style:table-column-properties style:column-width="0.115cm" style:rel-column-width="441*"/>
    </style:style>
    <style:style style:name="Table2.F" style:family="table-column">
      <style:table-column-properties style:column-width="2.108cm" style:rel-column-width="8125*"/>
    </style:style>
    <style:style style:name="Table2.G" style:family="table-column">
      <style:table-column-properties style:column-width="1.559cm" style:rel-column-width="6010*"/>
    </style:style>
    <style:style style:name="Table2.H" style:family="table-column">
      <style:table-column-properties style:column-width="2.11cm" style:rel-column-width="813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fals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38891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cm" fo:margin-right="0.459cm" fo:line-height="100%" fo:text-align="start" style:justify-single-word="false" fo:text-indent="0cm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cm" fo:margin-right="0.459cm" fo:line-height="200%" fo:text-align="center" style:justify-single-word="false" fo:text-indent="0cm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9" style:family="text">
      <style:text-properties style:font-name="Arial1" style:text-underline-style="none" officeooo:rsid="00245a79"/>
    </style:style>
    <style:style style:name="T20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2" style:family="text">
      <style:text-properties officeooo:rsid="00e4fbe7"/>
    </style:style>
    <style:style style:name="T23" style:family="text">
      <style:text-properties officeooo:rsid="010e365d"/>
    </style:style>
    <style:style style:name="T24" style:family="text">
      <style:text-properties officeooo:rsid="0120ec3c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><text:text-input text:description="&lt;setLang(o.partner_id.lang or 'en_US') and ''&gt;">set locale</text:text-input></text:p>
            </table:table-cell>
            <table:table-cell table:style-name="Table1.A1" office:value-type="string">
              <text:p text:style-name="P1"/>
            </table:table-cell>
          </table:table-row>
        </table:table-header-rows>
        <table:table-row table:style-name="Table1.2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><text:text-input text:description="&lt;o.partner_id.name or ''&gt;">Partner Name</text:text-input></text:p>
            <text:p text:style-name="P28"><text:text-input text:description="&lt;if test=&quot;o.partner_id &lt;&gt; o.partner_shipping_id&quot;&gt;">test</text:text-input></text:p>
            <text:p text:style-name="P25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_('To:') &gt;">TitleAfter</text:text-input></text:span></text:p>
            <text:p text:style-name="P29"><text:text-input text:description="&lt;/if&gt;">endtest</text:text-input></text:p>
            <text:p text:style-name="P23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4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75"/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7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6"><text:span text:style-name="T20"><text:text-input text:description="&lt;if test=&quot;o.partner_id.is_company and o.partner_id.vat&quot;&gt;">if company and vat</text:text-input></text:span><text:span text:style-name="T17"><text:text-input text:description="&lt;_(&quot;VAT no.&quot;)&gt;">VAT no.</text:text-input></text:span><text:span text:style-name="T17">:</text:span><text:span text:style-name="T19"> </text:span><text:span text:style-name="T18"><text:text-input text:description="&lt;(o.partner_id.vat.replace('HR','') or '')&gt;">VAT</text:text-input></text:span><text:span text:style-name="T21"><text:text-input text:description="&lt;/if&gt;">end if</text:text-input></text:span></text:p>
          </table:table-cell>
          <table:table-cell table:style-name="Table1.A1" office:value-type="string">
            <text:p text:style-name="P46"/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8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68"><text:text-input text:description="&lt;_(&quot;Total&quot;)&gt;">Total</text:text-input></text:p>
          </table:table-cell>
          <table:table-cell table:style-name="Table2.B1" office:value-type="string">
            <text:p text:style-name="P59"><text:text-input text:description="&lt;_(&quot;Disc.&quot;)&gt;">Disc.</text:text-input></text:p>
          </table:table-cell>
          <table:table-cell table:style-name="Table2.H1" office:value-type="string">
            <text:p text:style-name="P60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67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69"><text:text-input text:description="&lt;objects.currency_id.name or ''&gt;">curr</text:text-input></text:p>
          </table:table-cell>
          <table:table-cell table:style-name="Table2.B2" office:value-type="string">
            <text:p text:style-name="P61">%</text:p>
          </table:table-cell>
          <table:table-cell table:style-name="Table2.H2" office:value-type="string">
            <text:p text:style-name="P67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20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0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8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3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span text:style-name="T24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4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0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8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6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0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3:49:45.156889810</dc:date>
    <meta:editing-duration>P1DT19H49M47S</meta:editing-duration>
    <meta:editing-cycles>281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524" meta:character-count="1744" meta:non-whitespace-character-count="1624"/>
  </office:meta>
</office:document-meta>
</file>